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Arial1" svg:font-family="Arial, Helvetica, sans-serif, 'Comic Sans MS'"/>
    <style:font-face style:name="Arial2" svg:font-family="Arial,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justify" style:justify-single-word="false"/>
      <style:text-properties style:font-name="Arial"/>
    </style:style>
    <style:style style:name="P3" style:family="paragraph" style:parent-style-name="Standard">
      <style:paragraph-properties fo:text-align="center" style:justify-single-word="false"/>
      <style:text-properties style:font-name="Arial" fo:font-size="12pt" fo:font-style="italic" style:font-size-asian="10.5pt" style:font-style-asian="italic" style:font-size-complex="12pt" style:font-style-complex="italic"/>
    </style:style>
    <style:style style:name="P4" style:family="paragraph" style:parent-style-name="Standard">
      <style:paragraph-properties fo:text-align="justify" style:justify-single-word="false"/>
      <style:text-properties style:font-name="Arial" fo:font-style="normal" style:font-style-asian="normal" style:font-style-complex="normal"/>
    </style:style>
    <style:style style:name="P5" style:family="paragraph" style:parent-style-name="Standard">
      <style:paragraph-properties fo:text-align="center" style:justify-single-word="false"/>
      <style:text-properties fo:color="#000080" style:font-name="Arial" fo:font-size="18pt" style:font-size-asian="18pt" style:font-size-complex="18pt"/>
    </style:style>
    <style:style style:name="P6" style:family="paragraph" style:parent-style-name="Text_20_body">
      <style:paragraph-properties fo:text-align="justify" style:justify-single-word="false"/>
      <style:text-properties style:font-name="Arial3" fo:font-size="12pt"/>
    </style:style>
    <style:style style:name="P7" style:family="paragraph" style:parent-style-name="Text_20_body">
      <style:paragraph-properties fo:text-align="justify" style:justify-single-word="false"/>
      <style:text-properties style:font-name="Arial" fo:font-style="normal" style:font-style-asian="normal" style:font-style-complex="normal"/>
    </style:style>
    <style:style style:name="P8" style:family="paragraph" style:parent-style-name="Text_20_body">
      <style:paragraph-properties fo:margin-top="0cm" fo:margin-bottom="0cm" fo:text-align="start"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variant="normal" fo:text-transform="none" style:font-name="Arial3" fo:font-size="12pt"/>
    </style:style>
    <style:style style:name="T4" style:family="text">
      <style:text-properties fo:font-variant="normal" fo:text-transform="none" fo:color="#000000" style:font-name="Arial1" fo:font-size="10pt"/>
    </style:style>
    <style:style style:name="T5" style:family="text">
      <style:text-properties fo:font-variant="normal" fo:text-transform="none" fo:color="#000000" style:font-name="Arial3" fo:font-size="12pt" fo:font-style="normal" fo:font-weight="normal"/>
    </style:style>
    <style:style style:name="T6" style:family="text">
      <style:text-properties style:font-name="Arial3" fo:font-size="12pt"/>
    </style:style>
    <style:style style:name="T7" style:family="text">
      <style:text-properties fo:color="#000000" style:font-name="Arial2" fo:font-size="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alestra apresenta como micro e pequenas empresas podem utilizar o software livre</text:p>
      <text:p text:style-name="P3">Programa do Sebrae permite que projetos de inovação tecnológica com subsídio financeiro.</text:p>
      <text:p text:style-name="P1"/>
      <text:p text:style-name="P2">No último dia de fisl13, Fábio Cardoso Santos, do Sebrae, apresentou a palestra <text:span text:style-name="T1">A utilização do Software Livre na Micro e Pequena Empresa. </text:span><text:span text:style-name="T2">Segundo Santos, muitos microempresários ainda acham que existe uma grande barreira entre eles e a tecnologia. A realidade brasileira mostra que o software livre pode ser uma alternativa econômica e eficiente para desenvolver estas micro e pequenas empresas (MPEs).</text:span></text:p>
      <text:p text:style-name="P4"/>
      <text:p text:style-name="P4">Segundo dados do IBGE, Sebrae Nacional e Centro de Estudos sobre as Tecnologias da Informação e Comunicação (CETIC), o Brasil é um dos principais mercados mundiais em tecnologia da informação. Os negócios em TI são responsáveis por 4,4% do PIB nacional e este percentual deve chegar a 6,5% em menos de dez anos. Dentro deste cenário, as MPEs são uma grande oportunidade para desenvolvedores de software livre. “A maioria das pequenas empresas não tem acesso a tecnologia e não investem em software por desconhecimento”, afirma Santos. Atualmente, as MPEs representam 98% das empresas formais do país. E 77% delas utilizam computadores, das quais, 66% não possuem nenhum tipo de software de gestão. “Aqui está a chance do SL ganhar mercado, pois sua implantação tem custo mais acessível. O microempresário pode sim desenvolver o seu negócio com tecnologias de ponta”, diz.</text:p>
      <text:p text:style-name="P4"/>
      <text:p text:style-name="P4">Santos reforçou o esforço que o Sebrae faz para a diminuição da mortalidade de MPE's através dos incentivos que disponibiliza. Dentre eles, o principal é o programa SebraeTec, que financia projetos em inovação e deve mobilizar R$ 787 milhões durante os próximos três anos. Para participar, os empresários devem se inscrever em editais anuais lançados pelo Sebrae em cada região, apresentando projetos que poderão ser subsidiados em até 80% pela instituição. “Não é possível buscar inovação sem recursos. E não dá para falar sobre inovação sem discutir código aberto, colaboração e tudo o que o software livre proporciona. As oportunidades estão aí e estamos abertos a elas”, finaliza.</text:p>
      <text:p text:style-name="P4"/>
      <text:p text:style-name="P7"><text:span text:style-name="Strong_20_Emphasis"><text:span text:style-name="T3">Sobre o Fórum Internacional Software Livre (fisl)</text:span></text:span></text:p>
      <text:p text:style-name="P6">O Fórum Internacional de Software Livre (fisl) acontece desde o ano 2000 - chegando em sua 13ª edição. É considerado o mais consolidado evento da área na América Latina e um dos maiores do mundo. Fundado nos ideais construídos inicialmente pelo físico e programador Richard Stallman e, posteriormente, pela comunidade de  hackers  e  desenvolvedores  do  sistema  operacional  GNU/Linux, o fisl surgiu de uma mobilização em prol da luta pela liberdade e autonomia tecnológica do país. O  evento  é  o momento  de  encontro  físico  de  muitas  pessoas do de diversas partes do mundo que  se  conhecem  e  trabalham  apenas  pela internet em projetos das mais variadas temáticas. A comunidade de usuários é o coração do fisl e interage com diversos outros setores da sociedade, como a academia, profissionais, empresas, investidores, governos e sociedade civil. </text:p>
      <text:p text:style-name="Text_20_body"><text:span text:style-name="Strong_20_Emphasis"><text:span text:style-name="T6">Porto Alegre, 28 de julho de 2012</text:span></text:span></text:p>
      <text:p text:style-name="P8"><text:span text:style-name="Strong_20_Emphasis"><text:span text:style-name="T5">Núcleo de Atendimento 13° Fórum Internacional de Software Livre<text:line-break/>Coordenação: Nicole Carvalho – </text:span></text:span><text:a xlink:type="simple" xlink:href="http://unica.relazione.com.br/tec-atualiza-estat-clique.php?rlzto=%25$$$%25bWFpbHRvOm5pY29sZUBlbmZhdG8uY29tLmJy&amp;idNewsletter=NDM5MA==&amp;idAssinante=NzEzMw==&amp;IdLink=NDgxMTU=&amp;idCliente=MTc4&amp;sobra=" office:target-frame-name="_blank" xlink:show="new"><text:span text:style-name="Strong_20_Emphasis">nicole@enfato.com.br</text:span></text:a><text:span text:style-name="Strong_20_Emphasis"><text:span text:style-name="T5"> – 51 8118.1501<text:line-break/>Direção:Mariana Turkenicz– </text:span></text:span><text:a xlink:type="simple" xlink:href="http://unica.relazione.com.br/tec-atualiza-estat-clique.php?rlzto=%25$$$%25bWFpbHRvOm1hcmlhbmFAZW5mYXRvLmNvbS5icg==&amp;idNewsletter=NDM5MA==&amp;idAssinante=NzEzMw==&amp;IdLink=NDgxMTY=&amp;idCliente=MTc4&amp;sobra=" office:target-frame-name="_blank" xlink:show="new"><text:span text:style-name="Strong_20_Emphasis">mariana@enfato.com.br</text:span></text:a><text:span text:style-name="Strong_20_Emphasis"><text:span text:style-name="T5"> – 51 8121.7062</text:span></text:span></text:p>
      <text:p text:style-name="P8"><text:span text:style-name="Strong_20_Emphasis"><text:span text:style-name="T5">Atendimento: Bruna Brinques – </text:span></text:span><text:a xlink:type="simple" xlink:href="mailto:bruna@enfato.com.br"><text:span text:style-name="Strong_20_Emphasis"><text:span text:style-name="T7">bruna@enfato.com.br</text:span></text:span></text:a><text:span text:style-name="Strong_20_Emphasis"><text:span text:style-name="T4"> </text:span></text:span><text:span text:style-name="Strong_20_Emphasis"><text:span text:style-name="T5"><text:line-break/>Enfato Comunicação Empresarial<text:line-break/></text:span></text:span><text:soft-page-break/><text:span text:style-name="Strong_20_Emphasis"><text:span text:style-name="T5">51 30.261.261<text:line-break/></text:span></text:span><text:a xlink:type="simple" xlink:href="http://unica.relazione.com.br/tec-atualiza-estat-clique.php?rlzto=%25$$$%25aHR0cDovL3d3dy5lbmZhdG8uY29tLmJyLw==&amp;idNewsletter=NDM5MA==&amp;idAssinante=NzEzMw==&amp;IdLink=NDgxMTg=&amp;idCliente=MTc4&amp;sobra=" office:target-frame-name="_blank" xlink:show="new"><text:span text:style-name="Strong_20_Emphasis"><text:span text:style-name="T7">www.enfato.com.br</text:span></text:span></tex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Arial1" svg:font-family="Arial, Helvetica, sans-serif, 'Comic Sans MS'"/>
    <style:font-face style:name="Arial2" svg:font-family="Arial,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sl 13 </meta:initial-creator>
    <meta:creation-date>2012-07-28T18:23:08</meta:creation-date>
    <dc:date>2012-07-28T18:59:31</dc:date>
    <dc:creator>Fisl 13 </dc:creator>
    <meta:editing-duration>PT15M2S</meta:editing-duration>
    <meta:editing-cycles>3</meta:editing-cycles>
    <meta:generator>LibreOffice/3.5$Linux_x86 LibreOffice_project/350m1$Build-3</meta:generator>
    <meta:document-statistic meta:table-count="0" meta:image-count="0" meta:object-count="0" meta:page-count="2" meta:paragraph-count="10" meta:word-count="515" meta:character-count="3377" meta:non-whitespace-character-count="2848"/>
  </office:meta>
</office:document-meta>
</file>